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Основной_20_текст_20_2">
      <style:paragraph-properties fo:line-height="0.529cm"/>
    </style:style>
    <style:style style:name="P2" style:family="paragraph" style:parent-style-name="Основной_20_текст_20_3">
      <style:paragraph-properties fo:line-height="0.529cm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6" style:family="paragraph" style:parent-style-name="Standard">
      <style:paragraph-properties fo:line-height="0.529cm"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 fo:line-height="0.529cm" fo:text-align="justify" style:justify-single-word="false"/>
      <style:text-properties fo:font-size="12pt" officeooo:paragraph-rsid="000c9d5d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bdcd7"/>
    </style:style>
    <style:style style:name="P11" style:family="paragraph" style:parent-style-name="Standard">
      <style:paragraph-properties fo:text-align="center" style:justify-single-word="false"/>
      <style:text-properties fo:font-size="18pt" fo:letter-spacing="0.176cm" fo:font-weight="bold" style:font-size-asian="18pt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0.529cm" fo:text-align="justify" style:justify-single-word="false"/>
    </style:style>
    <style:style style:name="P14" style:family="paragraph" style:parent-style-name="Standard">
      <style:paragraph-properties fo:line-height="0.529cm" fo:text-align="justify" style:justify-single-word="false"/>
      <style:text-properties officeooo:paragraph-rsid="000bdcd7"/>
    </style:style>
    <style:style style:name="P15" style:family="paragraph" style:parent-style-name="Standard">
      <style:paragraph-properties fo:line-height="0.529cm" fo:text-align="end" style:justify-single-word="false"/>
    </style:style>
    <style:style style:name="P16" style:family="paragraph" style:parent-style-name="Standard">
      <style:paragraph-properties fo:margin-left="0cm" fo:margin-right="2.501cm" fo:line-height="150%" fo:text-align="end" style:justify-single-word="false" fo:text-indent="0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.247cm" fo:text-align="end" style:justify-single-word="false" fo:text-indent="0cm" style:auto-text-indent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-0.004cm" fo:text-align="end" style:justify-single-word="false" fo:text-indent="0cm" style:auto-text-indent="false"/>
    </style:style>
    <style:style style:name="P19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21" style:family="paragraph" style:parent-style-name="Normal">
      <style:paragraph-properties fo:orphans="2" fo:widows="2"/>
    </style:style>
    <style:style style:name="P22" style:family="paragraph" style:parent-style-name="Normal">
      <style:paragraph-properties fo:margin-top="0.106cm" fo:margin-bottom="0.106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23" style:family="paragraph" style:parent-style-name="Header">
      <style:paragraph-properties fo:text-align="end" style:justify-single-word="false"/>
    </style:style>
    <style:style style:name="P24" style:family="paragraph" style:parent-style-name="Header">
      <style:paragraph-properties fo:margin-top="0cm" fo:margin-bottom="0.353cm" style:contextual-spacing="false" fo:text-align="center" style:justify-single-word="false"/>
      <style:text-properties fo:font-size="12pt" fo:font-style="italic" style:font-size-asian="12pt" style:font-style-asian="italic" style:font-size-complex="12pt"/>
    </style:style>
    <style:style style:name="P25" style:family="paragraph" style:parent-style-name="Header" style:master-page-name="Standard">
      <style:paragraph-properties fo:text-align="center" style:justify-single-word="false" style:page-number="auto"/>
      <style:text-properties fo:font-size="12pt" fo:font-style="italic" style:font-size-asian="12pt" style:font-style-asian="italic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bdcd7" style:font-size-asian="12pt"/>
    </style:style>
    <style:style style:name="T4" style:family="text">
      <style:text-properties fo:font-size="12pt" officeooo:rsid="000c9d5d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0bdcd7" style:font-size-asian="12pt" style:font-weight-asian="bold"/>
    </style:style>
    <style:style style:name="T7" style:family="text">
      <style:text-properties fo:font-size="12pt" fo:font-weight="bold" officeooo:rsid="000bdcd7" style:font-size-asian="12pt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6pt" fo:font-weight="bold" style:font-size-asian="16pt" style:font-weight-asian="bold"/>
    </style:style>
    <style:style style:name="T10" style:family="text">
      <style:text-properties fo:font-size="11pt" style:text-underline-style="solid" style:text-underline-width="auto" style:text-underline-color="font-color" style:font-size-asian="11pt"/>
    </style:style>
    <style:style style:name="T11" style:family="text">
      <style:text-properties fo:font-size="11pt" style:font-size-asian="11pt"/>
    </style:style>
    <style:style style:name="T12" style:family="text">
      <style:text-properties officeooo:rsid="000bdcd7"/>
    </style:style>
    <style:style style:name="T13" style:family="text">
      <style:text-properties officeooo:rsid="000c9d5d"/>
    </style:style>
    <style:style style:name="T14" style:family="text">
      <style:text-properties officeooo:rsid="000e0e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Федеральное государственное бюджетное образовательное учреждение</text:p>
      <text:p text:style-name="P24">высшего профессионального образования</text:p>
      <text:p text:style-name="P22"><text:span text:style-name="T1"><text:s/>«Московский государственный технический университет имени Н.Э. Баумана» <text:line-break/>(МГТУ им. Н.Э. Баумана)</text:span></text:p>
      <text:p text:style-name="P16">УТВЕРЖДАЮ</text:p>
      <text:p text:style-name="P5">Заведующий кафедрой <text:s text:c="2"/>________</text:p>
      <text:p text:style-name="P17">(Индекс) <text:s text:c="11"/></text:p>
      <text:p text:style-name="P5">_______________ <text:s/>_______________</text:p>
      <text:p text:style-name="P18"><text:s text:c="4"/><text:span text:style-name="T8">(И.О.Фамилия) <text:s text:c="7"/></text:span></text:p>
      <text:p text:style-name="P3"><text:span text:style-name="T2">« ___ » ____________ 20 __ г.</text:span></text:p>
      <text:p text:style-name="P21"/>
      <text:p text:style-name="P21"/>
      <text:p text:style-name="P11">ЗАДАНИЕ</text:p>
      <text:p text:style-name="P9"><text:span text:style-name="T9">на выполнение курсового проекта</text:span></text:p>
      <text:p text:style-name="P4"/>
      <text:p text:style-name="P8">по дисциплине «<text:span text:style-name="T12">Машинная графика»</text:span></text:p>
      <text:p text:style-name="P4"/>
      <text:p text:style-name="P10"><text:span text:style-name="T3">Моделирование детского трёхмерного конструктора</text:span></text:p>
      <text:p text:style-name="P9">(Тема курсового проекта)</text:p>
      <text:p text:style-name="P6"/>
      <text:p text:style-name="P4"/>
      <text:p text:style-name="P4">Студент <text:span text:style-name="T12">Амиантов Н.И., ИУ7-52</text:span></text:p>
      <text:p text:style-name="P9">(Фамилия, инициалы, индекс группы)</text:p>
      <text:p text:style-name="P4"/>
      <text:p text:style-name="P6"/>
      <text:p text:style-name="P13"><text:span text:style-name="T2">График выполнения проекта: <text:s text:c="3"/>25% к ___ нед., 50% к ___ нед., 75% к __ нед., 100% к ___ нед.</text:span></text:p>
      <text:p text:style-name="P6"/>
      <text:p text:style-name="P1"/>
      <text:p text:style-name="P2">1. Техническое задание</text:p>
      <text:p text:style-name="P7"><text:span text:style-name="T13">Реализовать пространство с объектами, которыми пользователь может играть — переставлять и ставить на другие объекты. Пользователь может добавлять и удалять объекты со сцены, сохранять и загружать результаты работы. Набор моделей — куб, конус, цилиндр, сфера, возможно добавление произвольных объектов. Пользователю предоставляется вид от первого лица с возможностью передвижения камеры.</text:span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13"><text:span text:style-name="T1">2. Оформление курсового проекта</text:span></text:p>
      <text:p text:style-name="P13"><text:span text:style-name="T2">2.1. Расчетно-пояснительная записка на </text:span><text:span text:style-name="T3">60</text:span><text:span text:style-name="T2"> <text:s/>листах формата А4.</text:span></text:p>
      <text:p text:style-name="P6"/>
      <text:p text:style-name="P14"><text:span text:style-name="T2">Дата выдачи задания «</text:span><text:span text:style-name="T4">20</text:span><text:span text:style-name="T2">» </text:span><text:span text:style-name="T4">сентября </text:span><text:span text:style-name="T2">20</text:span><text:span text:style-name="T4">12</text:span><text:span text:style-name="T2"> г.</text:span></text:p>
      <text:p text:style-name="P6"/>
      <text:p text:style-name="P15"><text:span text:style-name="T5"><text:s text:c="5"/>Руководитель курсового проекта</text:span><text:span text:style-name="T2"><text:tab/>_________________________ <text:s/></text:span><text:span text:style-name="T7">Ломовской И.В. <text:s text:c="11"/></text:span></text:p>
      <text:p text:style-name="P19">(Подпись, дата) <text:s text:c="28"/>(И.О.Фамилия) <text:s text:c="11"/></text:p>
      <text:p text:style-name="P6"/>
      <text:p text:style-name="P15"><text:span text:style-name="T5"><text:s text:c="7"/>Студент <text:s text:c="9"/>_________________________ <text:s text:c="2"/></text:span><text:span text:style-name="T6">Амиантов Н.И. <text:s text:c="13"/></text:span></text:p>
      <text:p text:style-name="P19">(Подпись, дата) <text:s text:c="28"/>(И.О.Фамилия) <text:s text:c="11"/></text:p>
      <text:p text:style-name="P6"/>
      <text:p text:style-name="P12"><text:span text:style-name="T10">Примечание</text:span><text:span text:style-name="T11">:</text:span></text:p>
      <text:p text:style-name="P20">1. Задание оформляется в двух экземплярах; один выдаётся студенту, второй хранится на кафедр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529cm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Normal" style:family="paragraph">
      <style:paragraph-properties fo:orphans="0" fo:widows="0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Знак_20_Знак_20_Знак_20_Знак" style:display-name="Знак Знак Знак Знак" style:family="paragraph" style:parent-style-name="Standard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language="en" fo:country="US" style:font-name-complex="Verdana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09-02-16T15:39:00</meta:creation-date>
    <dc:date>2012-12-18T15:49:29</dc:date>
    <meta:print-date>2009-02-16T14:38:00</meta:print-date>
    <meta:editing-cycles>11</meta:editing-cycles>
    <meta:editing-duration>PT8M33S</meta:editing-duration>
    <meta:generator>LibreOffice/3.6$Linux_X86_64 LibreOffice_project/360m1$Build-3</meta:generator>
    <meta:document-statistic meta:table-count="0" meta:image-count="0" meta:object-count="0" meta:page-count="1" meta:paragraph-count="28" meta:word-count="178" meta:character-count="1591" meta:non-whitespace-character-count="1278"/>
    <meta:user-defined meta:name="Поле 1"/>
    <meta:user-defined meta:name="Поле 2"/>
    <meta:user-defined meta:name="Поле 3"/>
    <meta:user-defined meta:name="Поле 4"/>
  </office:meta>
</office:document-meta>
</file>